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ard" style:family="paragraph">
      <style:paragraph-properties fo:text-align="center"/>
      <style:text-properties fo:font-size="20pt" style:font-size-asian="20pt" style:font-size-complex="20pt"/>
    </style:style>
  </office:automatic-styles>
  <office:body>
    <office:text text:use-soft-page-breaks="true">
      <text:p text:style-name="P1">toegepast rechtenstructuurmodel</text:p>
      <text:p text:style-name="P2"/>
      <text:p text:style-name="P3"/>
      <text:h text:style-name="Kop1" text:outline-level="1">Member</text:h>
      <text:p text:style-name="Standaard"/>
      <text:p text:style-name="Standaard"><text:tab/>- Toegang tot site</text:p>
      <text:p text:style-name="Standaard"><text:tab/>- Kan video’s uploaden</text:p>
      <text:p text:style-name="Standaard"><text:tab/>- Profiel wijzigen</text:p>
      <text:p text:style-name="Standaard"/>
      <text:h text:style-name="Kop1" text:outline-level="1">Admin</text:h>
      <text:p text:style-name="Standaard"/>
      <text:p text:style-name="Standaard"><text:tab/>- Toegang tot site</text:p>
      <text:p text:style-name="Standaard"><text:tab/>- Kan video’s uploaden</text:p>
      <text:p text:style-name="Standaard"><text:tab/>- Profiel wijzigen</text:p>
      <text:p text:style-name="Standaard"><text:tab/>- Kan video’s verwijderen</text:p>
      <text:p text:style-name="Standaard"><text:tab/>- Kan gebruikers verwijderen</text:p>
      <text:p text:style-name="Standaard"><text:tab/>- Kan gebruikers een admin rol geven</text:p>
      <text:p text:style-name="Standaard"><text:tab/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21-01-22T08:31:00Z</meta:creation-date>
    <dc:date>2021-01-22T08:36:00Z</dc:date>
    <meta:template xlink:href="Normal.dotm" xlink:type="simple"/>
    <meta:editing-cycles>3</meta:editing-cycles>
    <meta:editing-duration>PT300S</meta:editing-duration>
    <meta:document-statistic meta:page-count="1" meta:paragraph-count="1" meta:word-count="42" meta:character-count="275" meta:row-count="1" meta:non-whitespace-character-count="234"/>
  </office:meta>
</office:document-meta>
</file>